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117.3pt"/>
    </style:style>
    <style:style style:name="co4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8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99ff66"/>
      <style:text-properties fo:color="#80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5116b1065fd5836</text:p>
          </table:table-cell>
          <table:table-cell table:formula="of:=RIGHT([.C4];LEN([.C4])-8)" office:value-type="string" office:string-value="65fd5836" calcext:value-type="string">
            <text:p>65fd5836</text:p>
          </table:table-cell>
          <table:table-cell office:value-type="string" calcext:value-type="string">
            <text:p>65fd58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5116b1065fd5936</text:p>
          </table:table-cell>
          <table:table-cell table:formula="of:=RIGHT([.C5];LEN([.C5])-8)" office:value-type="string" office:string-value="65fd5936" calcext:value-type="string">
            <text:p>65fd5936</text:p>
          </table:table-cell>
          <table:table-cell office:value-type="string" calcext:value-type="string">
            <text:p>65fd5936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5116b1065f85b06</text:p>
          </table:table-cell>
          <table:table-cell table:formula="of:=RIGHT([.C6];LEN([.C6])-8)" office:value-type="string" office:string-value="65f85b06" calcext:value-type="string">
            <text:p>65f85b06</text:p>
          </table:table-cell>
          <table:table-cell office:value-type="string" calcext:value-type="string">
            <text:p>65f85b06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116b1065fa5402</text:p>
          </table:table-cell>
          <table:table-cell table:formula="of:=RIGHT([.C7];LEN([.C7])-8)" office:value-type="string" office:string-value="65fa5402" calcext:value-type="string">
            <text:p>65fa5402</text:p>
          </table:table-cell>
          <table:table-cell office:value-type="string" calcext:value-type="string">
            <text:p>65fa5402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5116b1065fa550a </text:p>
          </table:table-cell>
          <table:table-cell table:formula="of:=RIGHT([.C8];LEN([.C8])-8)" office:value-type="string" office:string-value="65fa550a " calcext:value-type="string">
            <text:p>65fa550a </text:p>
          </table:table-cell>
          <table:table-cell office:value-type="string" calcext:value-type="string">
            <text:p>65fa550a 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15116b1065f95b02 </text:p>
          </table:table-cell>
          <table:table-cell table:formula="of:=RIGHT([.C9];LEN([.C9])-8)" office:value-type="string" office:string-value="65f95b02 " calcext:value-type="string">
            <text:p>65f95b02 </text:p>
          </table:table-cell>
          <table:table-cell office:value-type="string" calcext:value-type="string">
            <text:p>65f95b02 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5116b1065f75822</text:p>
          </table:table-cell>
          <table:table-cell table:formula="of:=RIGHT([.C10];LEN([.C10])-8)" office:value-type="string" office:string-value="65f75822" calcext:value-type="string">
            <text:p>65f75822</text:p>
          </table:table-cell>
          <table:table-cell office:value-type="string" calcext:value-type="string">
            <text:p>65f75822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5116b1065f85b3a</text:p>
          </table:table-cell>
          <table:table-cell table:formula="of:=RIGHT([.C11];LEN([.C11])-8)" office:value-type="string" office:string-value="65f85b3a" calcext:value-type="string">
            <text:p>65f85b3a</text:p>
          </table:table-cell>
          <table:table-cell office:value-type="string" calcext:value-type="string">
            <text:p>65f85b3a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15116b1065f8592a</text:p>
          </table:table-cell>
          <table:table-cell table:formula="of:=RIGHT([.C12];LEN([.C12])-8)" office:value-type="string" office:string-value="65f8592a" calcext:value-type="string">
            <text:p>65f8592a</text:p>
          </table:table-cell>
          <table:table-cell office:value-type="string" calcext:value-type="string">
            <text:p>65f8592a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5116b1065f9581a</text:p>
          </table:table-cell>
          <table:table-cell table:formula="of:=RIGHT([.C14];LEN([.C14])-8)" office:value-type="string" office:string-value="65f9581a" calcext:value-type="string">
            <text:p>65f9581a</text:p>
          </table:table-cell>
          <table:table-cell office:value-type="string" calcext:value-type="string">
            <text:p>65f9581a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15116b1065f85406</text:p>
          </table:table-cell>
          <table:table-cell table:formula="of:=RIGHT([.C15];LEN([.C15])-8)" office:value-type="string" office:string-value="65f85406" calcext:value-type="string">
            <text:p>65f85406</text:p>
          </table:table-cell>
          <table:table-cell office:value-type="string" calcext:value-type="string">
            <text:p>65f85406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15116b1065fa5822</text:p>
          </table:table-cell>
          <table:table-cell table:formula="of:=RIGHT([.C16];LEN([.C16])-8)" office:value-type="string" office:string-value="65fa5822" calcext:value-type="string">
            <text:p>65fa5822</text:p>
          </table:table-cell>
          <table:table-cell office:value-type="string" calcext:value-type="string">
            <text:p>65fa5822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5116b1065fb5406</text:p>
          </table:table-cell>
          <table:table-cell table:formula="of:=RIGHT([.C18];LEN([.C18])-8)" office:value-type="string" office:string-value="65fb5406" calcext:value-type="string">
            <text:p>65fb5406</text:p>
          </table:table-cell>
          <table:table-cell office:value-type="string" calcext:value-type="string">
            <text:p>65fb5406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5"/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5116b1065fa5b36</text:p>
          </table:table-cell>
          <table:table-cell table:formula="of:=RIGHT([.C21];LEN([.C21])-8)" office:value-type="string" office:string-value="65fa5b36" calcext:value-type="string">
            <text:p>65fa5b36</text:p>
          </table:table-cell>
          <table:table-cell office:value-type="string" calcext:value-type="string">
            <text:p>65fa5b36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15116b1065f65f02</text:p>
          </table:table-cell>
          <table:table-cell table:formula="of:=RIGHT([.C22];LEN([.C22])-8)" office:value-type="string" office:string-value="65f65f02" calcext:value-type="string">
            <text:p>65f65f02</text:p>
          </table:table-cell>
          <table:table-cell office:value-type="string" calcext:value-type="string">
            <text:p>65f65f02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15116b1065fa5a26</text:p>
          </table:table-cell>
          <table:table-cell table:formula="of:=RIGHT([.C23];LEN([.C23])-8)" office:value-type="string" office:string-value="65fa5a26" calcext:value-type="string">
            <text:p>65fa5a26</text:p>
          </table:table-cell>
          <table:table-cell office:value-type="string" calcext:value-type="string">
            <text:p>65fa5a26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5"/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116b1065fa583a</text:p>
          </table:table-cell>
          <table:table-cell table:formula="of:=RIGHT([.C26];LEN([.C26])-8)" office:value-type="string" office:string-value="65fa583a" calcext:value-type="string">
            <text:p>65fa583a</text:p>
          </table:table-cell>
          <table:table-cell office:value-type="string" calcext:value-type="string">
            <text:p>65fa583a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15116b1065f55b32</text:p>
          </table:table-cell>
          <table:table-cell table:formula="of:=RIGHT([.C28];LEN([.C28])-8)" office:value-type="string" office:string-value="65f55b32" calcext:value-type="string">
            <text:p>65f55b32</text:p>
          </table:table-cell>
          <table:table-cell office:value-type="string" calcext:value-type="string">
            <text:p>65f55b32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116b1065fc5832</text:p>
          </table:table-cell>
          <table:table-cell table:formula="of:=RIGHT([.C32];LEN([.C32])-8)" office:value-type="string" office:string-value="65fc5832" calcext:value-type="string">
            <text:p>65fc5832</text:p>
          </table:table-cell>
          <table:table-cell office:value-type="string" calcext:value-type="string">
            <text:p>65fc58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15116b1065f85a22</text:p>
          </table:table-cell>
          <table:table-cell table:formula="of:=RIGHT([.C33];LEN([.C33])-8)" office:value-type="string" office:string-value="65f85a22" calcext:value-type="string">
            <text:p>65f85a22</text:p>
          </table:table-cell>
          <table:table-cell office:value-type="string" calcext:value-type="string">
            <text:p>65f85a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15116b1065fd593a</text:p>
          </table:table-cell>
          <table:table-cell table:formula="of:=RIGHT([.C34];LEN([.C34])-8)" office:value-type="string" office:string-value="65fd593a" calcext:value-type="string">
            <text:p>65fd593a</text:p>
          </table:table-cell>
          <table:table-cell office:value-type="string" calcext:value-type="string">
            <text:p>65fd593a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116b1065f75b22</text:p>
          </table:table-cell>
          <table:table-cell table:formula="of:=RIGHT([.C35];LEN([.C35])-8)" office:value-type="string" office:string-value="65f75b22" calcext:value-type="string">
            <text:p>65f75b22</text:p>
          </table:table-cell>
          <table:table-cell office:value-type="string" calcext:value-type="string">
            <text:p>65f75b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15116b1065f95836</text:p>
          </table:table-cell>
          <table:table-cell table:formula="of:=RIGHT([.C38];LEN([.C38])-8)" office:value-type="string" office:string-value="65f95836" calcext:value-type="string">
            <text:p>65f95836</text:p>
          </table:table-cell>
          <table:table-cell office:value-type="string" calcext:value-type="string">
            <text:p>65f958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15116b1065f75802</text:p>
          </table:table-cell>
          <table:table-cell table:formula="of:=RIGHT([.C39];LEN([.C39])-8)" office:value-type="string" office:string-value="65f75802" calcext:value-type="string">
            <text:p>65f75802</text:p>
          </table:table-cell>
          <table:table-cell office:value-type="string" calcext:value-type="string">
            <text:p>65f75802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15116b1065fa5a32</text:p>
          </table:table-cell>
          <table:table-cell table:style-name="ce3" table:formula="of:=RIGHT([.C40];LEN([.C40])-8)" office:value-type="string" office:string-value="65fa5a32" calcext:value-type="string">
            <text:p>65fa5a32</text:p>
          </table:table-cell>
          <table:table-cell office:value-type="string" calcext:value-type="string">
            <text:p>65fa5a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116b1065f85506</text:p>
          </table:table-cell>
          <table:table-cell table:formula="of:=RIGHT([.C41];LEN([.C41])-8)" office:value-type="string" office:string-value="65f85506" calcext:value-type="string">
            <text:p>65f85506</text:p>
          </table:table-cell>
          <table:table-cell office:value-type="string" calcext:value-type="string">
            <text:p>65f855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116b1065f95832</text:p>
          </table:table-cell>
          <table:table-cell table:formula="of:=RIGHT([.C42];LEN([.C42])-8)" office:value-type="string" office:string-value="65f95832" calcext:value-type="string">
            <text:p>65f95832</text:p>
          </table:table-cell>
          <table:table-cell office:value-type="string" calcext:value-type="string">
            <text:p>65f958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15116b1065fb5b26</text:p>
          </table:table-cell>
          <table:table-cell table:formula="of:=RIGHT([.C43];LEN([.C43])-8)" office:value-type="string" office:string-value="65fb5b26" calcext:value-type="string">
            <text:p>65fb5b26</text:p>
          </table:table-cell>
          <table:table-cell office:value-type="string" calcext:value-type="string">
            <text:p>65fb5b26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15116b1065fc590a</text:p>
          </table:table-cell>
          <table:table-cell table:style-name="ce6" table:formula="of:=RIGHT([.C84];LEN([.C84])-8)" office:value-type="string" office:string-value="65fc590a" calcext:value-type="string">
            <text:p>65fc590a</text:p>
          </table:table-cell>
          <table:table-cell table:style-name="ce6" office:value-type="string" calcext:value-type="string">
            <text:p>65fc590a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15116b1065f65a22</text:p>
          </table:table-cell>
          <table:table-cell table:style-name="ce6" table:formula="of:=RIGHT([.C85];LEN([.C85])-8)" office:value-type="string" office:string-value="65f65a22" calcext:value-type="string">
            <text:p>65f65a22</text:p>
          </table:table-cell>
          <table:table-cell table:style-name="ce6" office:value-type="string" calcext:value-type="string">
            <text:p>65f65a2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15116b1065fd5902</text:p>
          </table:table-cell>
          <table:table-cell table:style-name="ce6" table:formula="of:=RIGHT([.C86];LEN([.C86])-8)" office:value-type="string" office:string-value="65fd5902" calcext:value-type="string">
            <text:p>65fd5902</text:p>
          </table:table-cell>
          <table:table-cell table:style-name="ce6" office:value-type="string" calcext:value-type="string">
            <text:p>65fd590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15116b1065fa5922</text:p>
          </table:table-cell>
          <table:table-cell table:style-name="ce6" table:formula="of:=RIGHT([.C88];LEN([.C88])-8)" office:value-type="string" office:string-value="65fa5922" calcext:value-type="string">
            <text:p>65fa5922</text:p>
          </table:table-cell>
          <table:table-cell table:style-name="ce6" office:value-type="string" calcext:value-type="string">
            <text:p>65fa59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15116b1065fa590a</text:p>
          </table:table-cell>
          <table:table-cell table:style-name="ce6" table:formula="of:=RIGHT([.C89];LEN([.C89])-8)" office:value-type="string" office:string-value="65fa590a" calcext:value-type="string">
            <text:p>65fa590a</text:p>
          </table:table-cell>
          <table:table-cell table:style-name="ce6" office:value-type="string" calcext:value-type="string">
            <text:p>65fa590a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15116b1065f65b36</text:p>
          </table:table-cell>
          <table:table-cell table:style-name="ce6" table:formula="of:=RIGHT([.C90];LEN([.C90])-8)" office:value-type="string" office:string-value="65f65b36" calcext:value-type="string">
            <text:p>65f65b36</text:p>
          </table:table-cell>
          <table:table-cell table:style-name="ce6" office:value-type="string" calcext:value-type="string">
            <text:p>65f65b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15116b1065f45506</text:p>
          </table:table-cell>
          <table:table-cell table:style-name="ce6" table:formula="of:=RIGHT([.C91];LEN([.C91])-8)" office:value-type="string" office:string-value="65f45506" calcext:value-type="string">
            <text:p>65f45506</text:p>
          </table:table-cell>
          <table:table-cell table:style-name="ce6" office:value-type="string" calcext:value-type="string">
            <text:p>65f45506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15116b1065f95a26</text:p>
          </table:table-cell>
          <table:table-cell table:style-name="ce6" table:formula="of:=RIGHT([.C93];LEN([.C93])-8)" office:value-type="string" office:string-value="65f95a26" calcext:value-type="string">
            <text:p>65f95a26</text:p>
          </table:table-cell>
          <table:table-cell table:style-name="ce6" office:value-type="string" calcext:value-type="string">
            <text:p>65f95a2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15116b1065fe5936</text:p>
          </table:table-cell>
          <table:table-cell table:style-name="ce6" table:formula="of:=RIGHT([.C94];LEN([.C94])-8)" office:value-type="string" office:string-value="65fe5936" calcext:value-type="string">
            <text:p>65fe5936</text:p>
          </table:table-cell>
          <table:table-cell table:style-name="ce6" office:value-type="string" calcext:value-type="string">
            <text:p>65fe59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15116b1065f75506</text:p>
          </table:table-cell>
          <table:table-cell table:style-name="ce6" table:formula="of:=RIGHT([.C95];LEN([.C95])-8)" office:value-type="string" office:string-value="65f75506" calcext:value-type="string">
            <text:p>65f75506</text:p>
          </table:table-cell>
          <table:table-cell table:style-name="ce6" office:value-type="string" calcext:value-type="string">
            <text:p>65f75506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15116b1065f64c0a</text:p>
          </table:table-cell>
          <table:table-cell table:style-name="ce6" table:formula="of:=RIGHT([.C96];LEN([.C96])-8)" office:value-type="string" office:string-value="65f64c0a" calcext:value-type="string">
            <text:p>65f64c0a</text:p>
          </table:table-cell>
          <table:table-cell table:style-name="ce6" office:value-type="string" calcext:value-type="string">
            <text:p>65f64c0a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15116b1065fb5a26</text:p>
          </table:table-cell>
          <table:table-cell table:style-name="ce6" table:formula="of:=RIGHT([.C98];LEN([.C98])-8)" office:value-type="string" office:string-value="65fb5a26" calcext:value-type="string">
            <text:p>65fb5a26</text:p>
          </table:table-cell>
          <table:table-cell table:style-name="ce6" office:value-type="string" calcext:value-type="string">
            <text:p>65fb5a2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15116b1065fa5432</text:p>
          </table:table-cell>
          <table:table-cell table:style-name="ce6" table:formula="of:=RIGHT([.C99];LEN([.C99])-8)" office:value-type="string" office:string-value="65fa5432" calcext:value-type="string">
            <text:p>65fa5432</text:p>
          </table:table-cell>
          <table:table-cell table:style-name="ce6" office:value-type="string" calcext:value-type="string">
            <text:p>65fa5432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15116b1065f75a0a</text:p>
          </table:table-cell>
          <table:table-cell table:style-name="ce6" table:formula="of:=RIGHT([.C100];LEN([.C100])-8)" office:value-type="string" office:string-value="65f75a0a" calcext:value-type="string">
            <text:p>65f75a0a</text:p>
          </table:table-cell>
          <table:table-cell table:style-name="ce6" office:value-type="string" calcext:value-type="string">
            <text:p>65f75a0a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15116b1065f95a06</text:p>
          </table:table-cell>
          <table:table-cell table:style-name="ce6" table:formula="of:=RIGHT([.C102];LEN([.C102])-8)" office:value-type="string" office:string-value="65f95a06" calcext:value-type="string">
            <text:p>65f95a06</text:p>
          </table:table-cell>
          <table:table-cell table:style-name="ce6" office:value-type="string" calcext:value-type="string">
            <text:p>65f95a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15116b1065fb5a36</text:p>
          </table:table-cell>
          <table:table-cell table:style-name="ce6" table:formula="of:=RIGHT([.C103];LEN([.C103])-8)" office:value-type="string" office:string-value="65fb5a36" calcext:value-type="string">
            <text:p>65fb5a36</text:p>
          </table:table-cell>
          <table:table-cell table:style-name="ce6" office:value-type="string" calcext:value-type="string">
            <text:p>65fb5a36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15116b1065fa543a</text:p>
          </table:table-cell>
          <table:table-cell table:style-name="ce6" table:formula="of:=RIGHT([.C104];LEN([.C104])-8)" office:value-type="string" office:string-value="65fa543a" calcext:value-type="string">
            <text:p>65fa543a</text:p>
          </table:table-cell>
          <table:table-cell table:style-name="ce6" office:value-type="string" calcext:value-type="string">
            <text:p>65fa543a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14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office:value-type="string" calcext:value-type="string">
            <text:p>15:11:6b:10:65:fc:59:0a</text:p>
          </table:table-cell>
          <table:table-cell table:style-name="ce7" table:formula="of:=SUBSTITUTE([.B84];&quot;:&quot;;&quot;&quot;)" office:value-type="string" office:string-value="15116b1065fc590a" calcext:value-type="string">
            <text:p>15116b1065fc590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:11:6b:10:65:f6:5a:22</text:p>
          </table:table-cell>
          <table:table-cell table:style-name="ce7" table:formula="of:=SUBSTITUTE([.B85];&quot;:&quot;;&quot;&quot;)" office:value-type="string" office:string-value="15116b1065f65a22" calcext:value-type="string">
            <text:p>15116b1065f65a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:11:6b:10:65:fd:59:02</text:p>
          </table:table-cell>
          <table:table-cell table:style-name="ce7" table:formula="of:=SUBSTITUTE([.B86];&quot;:&quot;;&quot;&quot;)" office:value-type="string" office:string-value="15116b1065fd5902" calcext:value-type="string">
            <text:p>15116b1065fd59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" table:formula="of:=SUBSTITUTE([.B87];&quot;:&quot;;&quot;&quot;)" office:value-type="string" office:string-value="0" calcext:value-type="string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:11:6b:10:65:fa:59:22</text:p>
          </table:table-cell>
          <table:table-cell table:style-name="ce7" table:formula="of:=SUBSTITUTE([.B88];&quot;:&quot;;&quot;&quot;)" office:value-type="string" office:string-value="15116b1065fa5922" calcext:value-type="string">
            <text:p>15116b1065fa59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:11:6b:10:65:fa:59:0a</text:p>
          </table:table-cell>
          <table:table-cell table:style-name="ce7" table:formula="of:=SUBSTITUTE([.B89];&quot;:&quot;;&quot;&quot;)" office:value-type="string" office:string-value="15116b1065fa590a" calcext:value-type="string">
            <text:p>15116b1065fa590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:11:6b:10:65:f6:5b:36</text:p>
          </table:table-cell>
          <table:table-cell table:style-name="ce7" table:formula="of:=SUBSTITUTE([.B90];&quot;:&quot;;&quot;&quot;)" office:value-type="string" office:string-value="15116b1065f65b36" calcext:value-type="string">
            <text:p>15116b1065f65b3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:11:6b:10:65:f4:55:06</text:p>
          </table:table-cell>
          <table:table-cell table:style-name="ce7" table:formula="of:=SUBSTITUTE([.B91];&quot;:&quot;;&quot;&quot;)" office:value-type="string" office:string-value="15116b1065f45506" calcext:value-type="string">
            <text:p>15116b1065f4550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" table:formula="of:=SUBSTITUTE([.B92];&quot;:&quot;;&quot;&quot;)" office:value-type="string" office:string-value="0" calcext:value-type="string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:11:6b:10:65:f9:5a:26</text:p>
          </table:table-cell>
          <table:table-cell table:style-name="ce7" table:formula="of:=SUBSTITUTE([.B93];&quot;:&quot;;&quot;&quot;)" office:value-type="string" office:string-value="15116b1065f95a26" calcext:value-type="string">
            <text:p>15116b1065f95a2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:11:6b:10:65:fe:59:36</text:p>
          </table:table-cell>
          <table:table-cell table:style-name="ce7" table:formula="of:=SUBSTITUTE([.B94];&quot;:&quot;;&quot;&quot;)" office:value-type="string" office:string-value="15116b1065fe5936" calcext:value-type="string">
            <text:p>15116b1065fe593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:11:6b:10:65:f7:55:06</text:p>
          </table:table-cell>
          <table:table-cell table:style-name="ce7" table:formula="of:=SUBSTITUTE([.B95];&quot;:&quot;;&quot;&quot;)" office:value-type="string" office:string-value="15116b1065f75506" calcext:value-type="string">
            <text:p>15116b1065f755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:11:6b:10:65:f6:4c:0a</text:p>
          </table:table-cell>
          <table:table-cell table:style-name="ce7" table:formula="of:=SUBSTITUTE([.B96];&quot;:&quot;;&quot;&quot;)" office:value-type="string" office:string-value="15116b1065f64c0a" calcext:value-type="string">
            <text:p>15116b1065f64c0a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7" table:formula="of:=SUBSTITUTE([.B97];&quot;:&quot;;&quot;&quot;)">
            <text:p/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:11:6b:10:65:fb:5a:26</text:p>
          </table:table-cell>
          <table:table-cell table:style-name="ce7" table:formula="of:=SUBSTITUTE([.B98];&quot;:&quot;;&quot;&quot;)" office:value-type="string" office:string-value="15116b1065fb5a26" calcext:value-type="string">
            <text:p>15116b1065fb5a2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:11:6b:10:65:fa:54:32</text:p>
          </table:table-cell>
          <table:table-cell table:style-name="ce7" table:formula="of:=SUBSTITUTE([.B99];&quot;:&quot;;&quot;&quot;)" office:value-type="string" office:string-value="15116b1065fa5432" calcext:value-type="string">
            <text:p>15116b1065fa543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:11:6b:10:65:f7:5a:0a</text:p>
          </table:table-cell>
          <table:table-cell table:style-name="ce7" table:formula="of:=SUBSTITUTE([.B100];&quot;:&quot;;&quot;&quot;)" office:value-type="string" office:string-value="15116b1065f75a0a" calcext:value-type="string">
            <text:p>15116b1065f75a0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" table:formula="of:=SUBSTITUTE([.B101];&quot;:&quot;;&quot;&quot;)" office:value-type="string" office:string-value="0" calcext:value-type="string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:11:6b:10:65:f9:5a:06</text:p>
          </table:table-cell>
          <table:table-cell table:style-name="ce7" table:formula="of:=SUBSTITUTE([.B102];&quot;:&quot;;&quot;&quot;)" office:value-type="string" office:string-value="15116b1065f95a06" calcext:value-type="string">
            <text:p>15116b1065f95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:11:6b:10:65:fb:5a:36</text:p>
          </table:table-cell>
          <table:table-cell table:style-name="ce7" table:formula="of:=SUBSTITUTE([.B103];&quot;:&quot;;&quot;&quot;)" office:value-type="string" office:string-value="15116b1065fb5a36" calcext:value-type="string">
            <text:p>15116b1065fb5a3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5:11:6b:10:65:fa:54:3a</text:p>
          </table:table-cell>
          <table:table-cell table:style-name="ce7" table:formula="of:=SUBSTITUTE([.B104];&quot;:&quot;;&quot;&quot;)" office:value-type="string" office:string-value="15116b1065fa543a" calcext:value-type="string">
            <text:p>15116b1065fa543a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0/00/0000</text:date>, <text:time style:data-style-name="N2" text:time-value="01:30:56.546412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23:41:46.982528928</meta:creation-date>
    <dc:date>2019-12-02T07:26:46.015177428</dc:date>
    <meta:editing-duration>PT5H26M23S</meta:editing-duration>
    <meta:editing-cycles>6</meta:editing-cycles>
    <meta:generator>LibreOffice/5.1.2.2$Linux_X86_64 LibreOffice_project/10m0$Build-2</meta:generator>
    <meta:document-statistic meta:table-count="1" meta:cell-count="263" meta:object-count="0"/>
  </office:meta>
</office:document-meta>
</file>